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1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0" office:value-type="string" calcext:value-type="string">
              <text:p>R$</text:p>
            </table:table-cell>
            <table:table-cell table:style-name="ce63"/>
            <table:table-cell table:style-name="ce65" office:value-type="string" calcext:value-type="string">
              <text:p>PAGO</text:p>
            </table:table-cell>
            <table:table-cell table:style-name="ce60" office:value-type="string" calcext:value-type="string">
              <text:p>VALOR</text:p>
            </table:table-cell>
            <table:table-cell table:style-name="ce51" office:value-type="string" calcext:value-type="string">
              <text:p>DATA</text:p>
            </table:table-cell>
            <table:table-cell table:style-name="ce69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8" office:value-type="string" calcext:value-type="string">
            <text:p>Mens. 08/2024 (A.C.)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52" office:value-type="date" office:date-value="2024-09-05" calcext:value-type="date">
            <text:p>05/09/2024</text:p>
          </table:table-cell>
          <table:table-cell table:style-name="ce70" table:formula="of:=[.C2]-[.F2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8" office:value-type="string" calcext:value-type="string">
            <text:p>Mens. 09/2024 (A.C.)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52" office:value-type="date" office:date-value="2024-10-07" calcext:value-type="date">
            <text:p>07/10/2024</text:p>
          </table:table-cell>
          <table:table-cell table:style-name="ce70" table:formula="of:=[.C3]-[.F3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8" office:value-type="string" calcext:value-type="string">
            <text:p>Mens. 10/2024 (A.C.)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52" office:value-type="date" office:date-value="2024-11-11" calcext:value-type="date">
            <text:p>11/11/2024</text:p>
          </table:table-cell>
          <table:table-cell table:style-name="ce70" table:formula="of:=[.C4]-[.F4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8" office:value-type="string" calcext:value-type="string">
            <text:p>Mens. 11/2024 (A.C.)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52" office:value-type="date" office:date-value="2024-12-10" calcext:value-type="date">
            <text:p>10/12/2024</text:p>
          </table:table-cell>
          <table:table-cell table:style-name="ce70" table:formula="of:=[.C5]-[.F5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8" office:value-type="string" calcext:value-type="string">
            <text:p>Mens. 12/2024 (A.C.)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050" calcext:value-type="float">
            <text:p>1.050,00</text:p>
          </table:table-cell>
          <table:table-cell table:style-name="ce52" office:value-type="date" office:date-value="2025-01-06" calcext:value-type="date">
            <text:p>06/01/2025</text:p>
          </table:table-cell>
          <table:table-cell table:style-name="ce70" table:formula="of:=[.C6]-[.F6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8" office:value-type="string" calcext:value-type="string">
            <text:p>Mens. 01/2025 (A.C.)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52" office:value-type="date" office:date-value="2025-02-07" calcext:value-type="date">
            <text:p>07/02/2025</text:p>
          </table:table-cell>
          <table:table-cell table:style-name="ce70" table:formula="of:=[.C7]-[.F7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8" office:value-type="string" calcext:value-type="string">
            <text:p>Mens. 02/2025 (A.C.)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52" office:value-type="date" office:date-value="2025-03-07" calcext:value-type="date">
            <text:p>07/03/2025</text:p>
          </table:table-cell>
          <table:table-cell table:style-name="ce70" table:formula="of:=[.C8]-[.F8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8" office:value-type="string" calcext:value-type="string">
            <text:p>Mens. 03/2025 (A.C.)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64"/>
          <table:table-cell table:style-name="ce66" office:value-type="string" calcext:value-type="string">
            <text:p>pg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0" table:formula="of:=[.C9]-[.F9]" office:value-type="float" office:value="0" calcext:value-type="float">
            <text:p>-</text:p>
          </table:table-cell>
          <table:table-cell table:style-name="ce72" office:value-type="string" calcext:value-type="string">
            <text:p>Transf. BB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8" office:value-type="string" calcext:value-type="string">
            <text:p>Mens. 04/2025 (A.C.)</text:p>
          </table:table-cell>
          <table:table-cell table:style-name="ce61" office:value-type="float" office:value="1100" calcext:value-type="float">
            <text:p>1.100,00</text:p>
          </table:table-cell>
          <table:table-cell table:style-name="ce64"/>
          <table:table-cell table:style-name="ce66" office:value-type="string" calcext:value-type="string">
            <text:p>não</text:p>
          </table:table-cell>
          <table:table-cell table:style-name="ce61" office:value-type="float" office:value="0" calcext:value-type="float">
            <text:p>-</text:p>
          </table:table-cell>
          <table:table-cell table:style-name="ce52"/>
          <table:table-cell table:style-name="ce70" table:formula="of:=[.C10]-[.F10]" office:value-type="float" office:value="1100" calcext:value-type="float">
            <text:p>1.100,00</text:p>
          </table:table-cell>
          <table:table-cell table:style-name="ce72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68" office:value-type="string" calcext:value-type="string">
            <text:p>TOTAL</text:p>
          </table:table-cell>
          <table:table-cell table:style-name="ce60" table:formula="of:=SUM([.H2:.H10])" office:value-type="float" office:value="1100" calcext:value-type="float">
            <text:p>1.100,00</text:p>
          </table:table-cell>
          <table:table-cell table:style-name="ce71"/>
          <table:table-cell table:style-name="ce74" table:number-columns-repeated="55"/>
        </table:table-row>
        <table:table-row table:style-name="ro2">
          <table:table-cell table:style-name="ce54"/>
          <table:table-cell table:style-name="ce59"/>
          <table:table-cell table:style-name="ce62" table:number-columns-repeated="2"/>
          <table:table-cell table:style-name="ce67"/>
          <table:table-cell table:style-name="ce62"/>
          <table:table-cell table:style-name="ce56"/>
          <table:table-cell table:style-name="ce62"/>
          <table:table-cell table:style-name="ce73"/>
          <table:table-cell table:style-name="ce74" table:number-columns-repeated="55"/>
        </table:table-row>
        <table:table-row table:style-name="ro2">
          <table:table-cell table:style-name="ce55"/>
          <table:table-cell table:style-name="ce59"/>
          <table:table-cell table:style-name="ce62" table:number-columns-repeated="2"/>
          <table:table-cell table:style-name="ce67"/>
          <table:table-cell table:style-name="ce62"/>
          <table:table-cell table:style-name="ce56"/>
          <table:table-cell table:style-name="ce62"/>
          <table:table-cell table:style-name="ce73"/>
          <table:table-cell table:style-name="ce74" table:number-columns-repeated="55"/>
        </table:table-row>
        <table:table-row table:style-name="ro2" table:number-rows-repeated="31976">
          <table:table-cell table:style-name="ce56"/>
          <table:table-cell table:style-name="ce59"/>
          <table:table-cell table:style-name="ce62" table:number-columns-repeated="2"/>
          <table:table-cell table:style-name="ce67"/>
          <table:table-cell table:style-name="ce62"/>
          <table:table-cell table:style-name="ce56"/>
          <table:table-cell table:style-name="ce62"/>
          <table:table-cell table:style-name="ce73"/>
          <table:table-cell table:style-name="ce74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5-02">00/00/0000</text:date></text:span><text:span text:style-name="MT2"><text:s/>- </text:span><text:span text:style-name="MT2"><text:time style:data-style-name="N2" text:time-value="12:32:10.777162494">00:00:00</text:time></text:span><text:span text:style-name="MT2"><text:s/></text:span></text:p>
        </style:region-center>
        <style:region-right>
          <text:p><text:span text:style-name="MT4">Regina Abrão Vilela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Regina Abrão Vilel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2:32:10.7794258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5-02T09:58:36.294512218</dc:date>
    <meta:print-date>2020-07-07T14:15:46.111000000</meta:print-date>
    <dc:language>pt-PT</dc:language>
    <meta:editing-cycles>667</meta:editing-cycles>
    <meta:editing-duration>PT20H48M30S</meta:editing-duration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